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3" table:default-cell-style-name="Default"/>
        <table:table-row table:style-name="ro1">
          <table:table-cell office:value-type="string" table:number-columns-spanned="1" table:number-rows-spanned="4">
            <text:p><text:a xlink:href="python://for%20each=%22name%20in%20screen_fields%22">for each="name in screen_fields"</text:a></text:p>
          </table:table-cell>
          <table:table-cell table:style-name="ce1" office:value-type="string">
            <text:p><text:a xlink:href="python://get_label(screen_model,%20name)">get_label(screen_model, name)</text:a></text:p>
          </table:table-cell>
          <table:table-cell office:value-type="string" table:number-columns-spanned="1" table:number-rows-spanned="4">
            <text:p><text:a xlink:href="python:///for">/for</text:a></text:p>
          </table:table-cell>
        </table:table-row>
        <table:table-row table:style-name="ro1">
          <table:covered-table-cell/>
          <table:table-cell office:value-type="string">
            <text:p><text:a xlink:href="python://for%20each=%22r%20in%20screen_rows%22">for each="r in screen_rows"</text:a></text:p>
          </table:table-cell>
          <table:covered-table-cell/>
        </table:table-row>
        <table:table-row table:style-name="ro1">
          <table:covered-table-cell/>
          <table:table-cell office:value-type="string">
            <text:p><text:a xlink:href="python://(screen_fields_type[name] in ('char','boolean') and (r[name] or '')) or (screen_fields_type[name] == 'integer' and int(r[name])) or (screen_fields_type[name] == 'float' and float(r[name]) or float(0.0)) or (screen_fields_type[name] == 'date' and r[name] or '') or (screen_fields_type[name] == 'datetime' and r[name] or '') or (screen_fields_type[name] == 'selection' and get_selection_item(r, name)) or (screen_fields_type[name] == 'many2one' and (type(r[name])==tuple and r[name][1] or get_name(name+','+str(not(r[name]) and '0' or r[name])))) or (screen_fields_type[name] in ('many2many', 'one2many') and '( '+str(len(r[name]))+' )')">(screen_fields_type[name] in ('char','boolean') and (r[name] or '')) or (screen_fields_type[name] == 'integer' and int(r[name])) or (screen_fields_type[name] == 'float' and float(r[name]) or float(0.0)) or (screen_fields_type[name] == 'date' and r[name] or '') or (screen_fields_type[name] == 'datetime' and r[name] or '') or (screen_fields_type[name] == 'selection' and get_selection_item(r, name)) or (screen_fields_type[name] == 'many2one' and (type(r[name])==tuple and r[name][1] or get_name(name+','+str(not(r[name]) and '0' or r[name])))) or (screen_fields_type[name] in ('many2many', 'one2many') and '( '+str(len(r[name]))+' )')</text:a></text:p>
          </table:table-cell>
          <table:covered-table-cell/>
        </table:table-row>
        <table:table-row table:style-name="ro1">
          <table:covered-table-cell/>
          <table:table-cell office:value-type="string">
            <text:p><text:a xlink:href="python:///for">/for</text:a></text:p>
          </table: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lv" fo:country="LV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16.07.2012</text:date>, <text:time>14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3T10:08:02</meta:creation-date>
    <dc:date>2012-07-16T14:23:30</dc:date>
    <meta:editing-duration>PT9H3M31S</meta:editing-duration>
    <meta:editing-cycles>65</meta:editing-cycles>
    <meta:generator>LibreOffice/3.3$Unix LibreOffice_project/330m19$Build-401</meta:generator>
    <dc:creator>Ruslans Vasiļjevs</dc:creator>
    <meta:document-statistic meta:table-count="1" meta:cell-count="6" meta:object-count="0"/>
    <meta:user-defined meta:name="Info 1"/>
    <meta:user-defined meta:name="Info 2"/>
    <meta:user-defined meta:name="Info 3"/>
    <meta:user-defined meta:name="Info 4"/>
  </office:meta>
</office:document-meta>
</file>